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6.7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1cm" fo:min-width="0.75cm" loext:decorative="false"/>
      <style:paragraph-properties style:writing-mode="lr-tb"/>
    </style:style>
    <style:style style:name="gr13" style:family="graphic" style:parent-style-name="objectwithoutfill">
      <style:graphic-properties draw:marker-end="Puntas_20_de_20_flecha_20_5" draw:marker-end-width="0.3cm" draw:fill="none" draw:fill-color="#ff8000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none" draw:fill-color="#ff8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cm" svg:height="4cm" svg:x="1.5cm" svg:y="1.5cm">
          <draw:text-box>
            <text:p>Para desarrollar <text:span text:style-name="T1">pqueue_enqueue() </text:span><text:span text:style-name="T2">debemos notar dos </text:span><text:span text:style-name="T2">casos como por así decirlo puntuales para resolver, y será </text:span><text:span text:style-name="T2">que pasá si el lugar está vacío y que pasa sino. En primer </text:span><text:span text:style-name="T2">lugar, si q→array[priority] = NULL solo insertamos ahí el </text:span><text:span text:style-name="T2">nodo de la siguiente forma:</text:span></text:p>
          </draw:text-box>
        </draw:frame>
        <draw:path draw:style-name="gr2" draw:text-style-name="P2" draw:layer="layout" svg:width="1.134cm" svg:height="1.309cm" draw:transform="rotate (-2.11010306566114) translate (3.63247776227597cm 6.96642452798655cm)" svg:viewBox="0 0 1135 1310" svg:d="M590 1259c750 111 583-922 336-1188-246-267-1256 267-817 798l159 213 277 204 167 24">
          <text:p/>
        </draw:path>
        <draw:path draw:style-name="gr2" draw:text-style-name="P2" draw:layer="layout" svg:width="2.777cm" svg:height="0.071cm" draw:transform="rotate (-1.5707963267949) translate (3.39988294519174cm 7.011cm)" svg:viewBox="0 0 2778 72" svg:d="M0 66c511 0 1026-49 1535 0 395 38 752-109 1137-53h106">
          <text:p/>
        </draw:path>
        <draw:path draw:style-name="gr2" draw:text-style-name="P2" draw:layer="layout" svg:width="1.507cm" svg:height="0.159cm" svg:x="2.805cm" svg:y="8.678cm" svg:viewBox="0 0 1508 160" svg:d="M0 0c469 210 965 150 1455 159h53">
          <text:p/>
        </draw:path>
        <draw:line draw:style-name="gr3" draw:text-style-name="P2" draw:layer="layout" svg:x1="4.25cm" svg:y1="8cm" svg:x2="6.25cm" svg:y2="8cm">
          <text:p/>
        </draw:line>
        <draw:frame draw:style-name="gr4" draw:text-style-name="P1" draw:layer="layout" svg:width="2.25cm" svg:height="1.673cm" svg:x="6.5cm" svg:y="7.5cm">
          <draw:text-box>
            <text:p>array</text:p>
          </draw:text-box>
        </draw:frame>
        <draw:line draw:style-name="gr5" draw:text-style-name="P2" draw:layer="layout" svg:x1="8.5cm" svg:y1="8cm" svg:x2="9.75cm" svg:y2="8cm">
          <text:p/>
        </draw:line>
        <draw:custom-shape draw:style-name="gr6" draw:text-style-name="P3" draw:layer="layout" svg:width="7.25cm" svg:height="1cm" svg:x="10.25cm" svg:y="7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7.5cm" svg:x2="11.5cm" svg:y2="8.5cm">
          <text:p/>
        </draw:line>
        <draw:line draw:style-name="gr2" draw:text-style-name="P2" draw:layer="layout" svg:x1="12.75cm" svg:y1="7.5cm" svg:x2="12.75cm" svg:y2="8.5cm">
          <text:p/>
        </draw:line>
        <draw:line draw:style-name="gr2" draw:text-style-name="P2" draw:layer="layout" svg:x1="14cm" svg:y1="7.5cm" svg:x2="14cm" svg:y2="8.5cm">
          <text:p/>
        </draw:line>
        <draw:line draw:style-name="gr2" draw:text-style-name="P2" draw:layer="layout" svg:x1="15cm" svg:y1="7.5cm" svg:x2="15cm" svg:y2="8.5cm">
          <text:p/>
        </draw:line>
        <draw:line draw:style-name="gr2" draw:text-style-name="P2" draw:layer="layout" svg:x1="16.25cm" svg:y1="7.5cm" svg:x2="16.25cm" svg:y2="8.5cm">
          <text:p/>
        </draw:line>
        <draw:frame draw:style-name="gr7" draw:text-style-name="P1" draw:layer="layout" svg:width="7.25cm" svg:height="1cm" svg:x="10.25cm" svg:y="7.5cm">
          <draw:text-box>
            <text:p><text:s text:c="2"/>0 <text:s/><text:s text:c="2"/>1 <text:s/><text:s text:c="2"/>2 <text:s/><text:s text:c="3"/>… m-1 <text:s text:c="2"/>m</text:p>
          </draw:text-box>
        </draw:frame>
        <draw:line draw:style-name="gr8" draw:text-style-name="P2" draw:layer="layout" svg:x1="10.75cm" svg:y1="8.5cm" svg:x2="10.75cm" svg:y2="10cm">
          <text:p/>
        </draw:line>
        <draw:line draw:style-name="gr9" draw:text-style-name="P2" draw:layer="layout" svg:x1="12cm" svg:y1="8.5cm" svg:x2="12cm" svg:y2="10cm">
          <text:p/>
        </draw:line>
        <draw:custom-shape draw:style-name="gr10" draw:text-style-name="P3" draw:layer="layout" svg:width="0.25cm" svg:height="0.25cm" svg:x="12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25cm" svg:height="0.25cm" svg:x="12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25cm" svg:height="0.25cm" svg:x="13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18.25cm" svg:height="3cm" svg:x="1.25cm" svg:y="11cm">
          <draw:text-box>
            <text:p>Si el nodo nuevo tiene prioridad = 1 debemos ver que solo lo insertamos ahí </text:p>
          </draw:text-box>
        </draw:frame>
        <draw:path draw:style-name="gr2" draw:text-style-name="P2" draw:layer="layout" svg:width="1.134cm" svg:height="1.309cm" draw:transform="rotate (-2.11010306566114) translate (3.63247776227598cm 13.6094245279865cm)" svg:viewBox="0 0 1135 1310" svg:d="M590 1259c750 111 583-922 336-1188-246-267-1256 267-817 798l159 213 277 204 167 24">
          <text:p/>
        </draw:path>
        <draw:path draw:style-name="gr2" draw:text-style-name="P2" draw:layer="layout" svg:width="2.777cm" svg:height="0.071cm" draw:transform="rotate (-1.5707963267949) translate (3.39988294519174cm 13.654cm)" svg:viewBox="0 0 2778 72" svg:d="M0 66c511 0 1026-49 1535 0 395 38 752-109 1137-53h106">
          <text:p/>
        </draw:path>
        <draw:path draw:style-name="gr2" draw:text-style-name="P2" draw:layer="layout" svg:width="1.507cm" svg:height="0.159cm" svg:x="2.805cm" svg:y="15.321cm" svg:viewBox="0 0 1508 160" svg:d="M0 0c469 210 965 150 1455 159h53">
          <text:p/>
        </draw:path>
        <draw:line draw:style-name="gr3" draw:text-style-name="P2" draw:layer="layout" svg:x1="4.25cm" svg:y1="14.643cm" svg:x2="6.25cm" svg:y2="14.643cm">
          <text:p/>
        </draw:line>
        <draw:frame draw:style-name="gr4" draw:text-style-name="P1" draw:layer="layout" svg:width="2.25cm" svg:height="1.673cm" svg:x="6.5cm" svg:y="14.143cm">
          <draw:text-box>
            <text:p>array</text:p>
          </draw:text-box>
        </draw:frame>
        <draw:line draw:style-name="gr5" draw:text-style-name="P2" draw:layer="layout" svg:x1="8.5cm" svg:y1="14.643cm" svg:x2="9.75cm" svg:y2="14.643cm">
          <text:p/>
        </draw:line>
        <draw:custom-shape draw:style-name="gr6" draw:text-style-name="P3" draw:layer="layout" svg:width="7.25cm" svg:height="1cm" svg:x="10.25cm" svg:y="14.1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14.143cm" svg:x2="11.5cm" svg:y2="15.143cm">
          <text:p/>
        </draw:line>
        <draw:line draw:style-name="gr2" draw:text-style-name="P2" draw:layer="layout" svg:x1="12.75cm" svg:y1="14.143cm" svg:x2="12.75cm" svg:y2="15.143cm">
          <text:p/>
        </draw:line>
        <draw:line draw:style-name="gr2" draw:text-style-name="P2" draw:layer="layout" svg:x1="14cm" svg:y1="14.143cm" svg:x2="14cm" svg:y2="15.143cm">
          <text:p/>
        </draw:line>
        <draw:line draw:style-name="gr2" draw:text-style-name="P2" draw:layer="layout" svg:x1="15cm" svg:y1="14.143cm" svg:x2="15cm" svg:y2="15.143cm">
          <text:p/>
        </draw:line>
        <draw:line draw:style-name="gr2" draw:text-style-name="P2" draw:layer="layout" svg:x1="16.25cm" svg:y1="14.143cm" svg:x2="16.25cm" svg:y2="15.143cm">
          <text:p/>
        </draw:line>
        <draw:frame draw:style-name="gr7" draw:text-style-name="P1" draw:layer="layout" svg:width="7.25cm" svg:height="1cm" svg:x="10.25cm" svg:y="14.143cm">
          <draw:text-box>
            <text:p><text:s text:c="2"/>0 <text:s text:c="3"/>1 <text:s text:c="3"/>2 <text:s text:c="4"/>… m-1 <text:s text:c="2"/>m</text:p>
          </draw:text-box>
        </draw:frame>
        <draw:line draw:style-name="gr8" draw:text-style-name="P2" draw:layer="layout" svg:x1="10.75cm" svg:y1="15.143cm" svg:x2="10.75cm" svg:y2="16.643cm">
          <text:p/>
        </draw:line>
        <draw:line draw:style-name="gr9" draw:text-style-name="P2" draw:layer="layout" svg:x1="12cm" svg:y1="15.143cm" svg:x2="12cm" svg:y2="16.643cm">
          <text:p/>
        </draw:line>
        <draw:custom-shape draw:style-name="gr12" draw:text-style-name="P4" draw:layer="layout" svg:width="1.25cm" svg:height="1.25cm" svg:x="11.75cm" svg:y="16.75cm">
          <text:p text:style-name="P3">n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3.25cm" svg:y1="17.5cm" svg:x2="14.75cm" svg:y2="17.5cm">
          <text:p/>
        </draw:line>
        <draw:frame draw:style-name="gr14" draw:text-style-name="P1" draw:layer="layout" svg:width="17.5cm" svg:height="5.939cm" svg:x="1.75cm" svg:y="18.5cm">
          <draw:text-box>
            <text:p>Ahora supongamos que si hay un elemento deberemos asignarlo en el siguiente lado, esto será:</text:p>
            <text:p><text:tab/>aux = q→array[priority]; //Me úbico en la prioridad del <text:tab/><text:tab/><text:tab/><text:tab/><text:tab/><text:tab/><text:tab/>//nuevo nodo</text:p>
            <text:p><text:tab/>while(aux→next != NULL){</text:p>
            <text:p><text:tab/><text:tab/>aux = aux→next;</text:p>
            <text:p><text:tab/>}</text:p>
            <text:p><text:tab/>aux→next = node;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8:56:57.978289447</meta:creation-date>
    <dc:date>2024-07-01T19:51:12.921442714</dc:date>
    <meta:editing-duration>PT43M55S</meta:editing-duration>
    <meta:editing-cycles>1</meta:editing-cycles>
    <meta:generator>LibreOffice/24.2.3.2$Linux_X86_64 LibreOffice_project/420$Build-2</meta:generator>
    <meta:document-statistic meta:object-count="38"/>
  </office:meta>
</office:document-meta>
</file>